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DejaVu Sans" svg:font-family="'DejaVu 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sans-serif" svg:font-family="sans-serif"/>
  </office:font-face-decls>
  <office:automatic-styles>
    <style:style style:name="P1" style:family="paragraph" style:parent-style-name="Heading_20_1">
      <style:paragraph-properties fo:text-align="center" style:justify-single-word="false" fo:break-before="page"/>
      <style:text-properties officeooo:paragraph-rsid="0009cf30"/>
    </style:style>
    <style:style style:name="P2" style:family="paragraph" style:parent-style-name="Heading_20_1">
      <style:paragraph-properties fo:break-before="page"/>
    </style:style>
    <style:style style:name="P3" style:family="paragraph" style:parent-style-name="Standard">
      <style:paragraph-properties fo:line-height="115%" fo:text-align="justify" style:justify-single-word="false"/>
      <style:text-properties fo:font-variant="normal" fo:text-transform="none" style:font-name="Liberation Serif" fo:font-size="14pt" fo:letter-spacing="normal" fo:font-style="normal" fo:font-weight="normal" officeooo:paragraph-rsid="0009cf30" style:font-size-asian="14pt" style:font-size-complex="14pt"/>
    </style:style>
    <style:style style:name="P4" style:family="paragraph" style:parent-style-name="Standard">
      <style:paragraph-properties fo:margin-left="0in" fo:margin-right="0in" fo:margin-top="0in" fo:margin-bottom="0.1965in" style:contextual-spacing="false" fo:line-height="115%" fo:text-align="justify" style:justify-single-word="false" fo:orphans="2" fo:widows="2" fo:text-indent="0in" style:auto-text-indent="false"/>
      <style:text-properties style:font-name="Liberation Serif" fo:font-size="14pt" officeooo:paragraph-rsid="0009cf30" style:font-size-asian="14pt" style:font-size-complex="14pt"/>
    </style:style>
    <style:style style:name="P5" style:family="paragraph" style:parent-style-name="Standard">
      <style:paragraph-properties fo:line-height="115%" fo:text-align="center" style:justify-single-word="false"/>
      <style:text-properties style:font-name="Times New Roman" fo:font-size="14pt" fo:language="ru" fo:country="RU" officeooo:rsid="001cfbe5" officeooo:paragraph-rsid="0009cf30" style:font-size-asian="12.25pt" style:font-size-complex="14pt"/>
    </style:style>
    <style:style style:name="P6" style:family="paragraph" style:parent-style-name="Standard">
      <style:paragraph-properties fo:line-height="115%" fo:text-align="start" style:justify-single-word="false"/>
      <style:text-properties style:font-name="Times New Roman" fo:font-size="14pt" fo:language="ru" fo:country="RU" officeooo:rsid="001cfbe5" officeooo:paragraph-rsid="0009cf30" style:font-size-asian="12.25pt" style:font-size-complex="14pt"/>
    </style:style>
    <style:style style:name="P7" style:family="paragraph" style:parent-style-name="Standard">
      <style:paragraph-properties fo:line-height="115%" fo:text-align="end" style:justify-single-word="false"/>
      <style:text-properties style:font-name="Times New Roman" fo:font-size="14pt" fo:language="ru" fo:country="RU" officeooo:rsid="001cfbe5" officeooo:paragraph-rsid="0009cf30" style:font-size-asian="12.25pt" style:font-size-complex="14pt"/>
    </style:style>
    <style:style style:name="P8" style:family="paragraph" style:parent-style-name="Standard" style:master-page-name="First_20_Page">
      <style:paragraph-properties fo:line-height="115%" fo:text-align="center" style:justify-single-word="false" style:page-number="auto"/>
      <style:text-properties style:font-name="Times New Roman" fo:font-size="14pt" fo:language="ru" fo:country="RU" officeooo:rsid="001c9196" officeooo:paragraph-rsid="0009cf30" style:font-size-asian="12.25pt" style:font-size-complex="14pt"/>
    </style:style>
    <style:style style:name="P9" style:family="paragraph" style:parent-style-name="Standard">
      <style:paragraph-properties fo:line-height="115%" fo:text-align="center" style:justify-single-word="false"/>
      <style:text-properties style:font-name="Times New Roman" fo:font-size="14pt" fo:language="ru" fo:country="RU" officeooo:rsid="001c9196" officeooo:paragraph-rsid="0009cf30" style:font-size-asian="12.25pt" style:font-size-complex="14pt"/>
    </style:style>
    <style:style style:name="P10" style:family="paragraph" style:parent-style-name="Text_20_body">
      <style:paragraph-properties fo:text-align="start" style:justify-single-word="false"/>
      <style:text-properties fo:font-size="14pt" officeooo:rsid="001331aa" officeooo:paragraph-rsid="0009cf30" style:font-size-asian="12.25pt" style:font-size-complex="14pt"/>
    </style:style>
    <style:style style:name="P11"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font-name="Liberation Serif" fo:font-size="14pt" fo:letter-spacing="normal" fo:font-style="normal" fo:font-weight="normal" officeooo:paragraph-rsid="0009cf30" style:font-size-asian="14pt" style:font-size-complex="14pt"/>
    </style:style>
    <style:style style:name="P12" style:family="paragraph" style:parent-style-name="Text_20_body">
      <style:paragraph-properties fo:margin-left="0in" fo:margin-right="0in" fo:margin-top="0in" fo:margin-bottom="0in" style:contextual-spacing="false" fo:line-height="115%" fo:text-align="justify" style:justify-single-word="false" fo:orphans="2" fo:widows="2" fo:text-indent="0.1772in" style:auto-text-indent="false" fo:padding="0in" fo:border="none"/>
      <style:text-properties fo:font-variant="normal" fo:text-transform="none" style:font-name="Liberation Serif" fo:font-size="14pt" fo:letter-spacing="normal" fo:font-style="normal" fo:font-weight="normal" officeooo:paragraph-rsid="0009cf30" style:font-size-asian="14pt" style:font-size-complex="14pt"/>
    </style:style>
    <style:style style:name="P13" style:family="paragraph" style:parent-style-name="Text_20_body">
      <style:paragraph-properties fo:margin-left="0in" fo:margin-right="0in" fo:orphans="2" fo:widows="2" fo:text-indent="0in" style:auto-text-indent="false"/>
      <style:text-properties fo:font-variant="normal" fo:text-transform="none" fo:color="#202122" loext:opacity="100%" style:font-name="sans-serif" fo:font-size="10.5pt" fo:letter-spacing="normal" fo:font-style="normal" fo:font-weight="normal"/>
    </style:style>
    <style:style style:name="P14" style:family="paragraph" style:parent-style-name="Text_20_body">
      <style:paragraph-properties fo:line-height="115%" fo:text-align="justify" style:justify-single-word="false"/>
      <style:text-properties style:font-name="Liberation Serif" fo:font-size="14pt" officeooo:paragraph-rsid="0009cf30" style:font-size-asian="14pt" style:font-size-complex="14pt"/>
    </style:style>
    <style:style style:name="P15" style:family="paragraph" style:parent-style-name="Text_20_body">
      <style:paragraph-properties fo:line-height="115%" fo:text-align="justify" style:justify-single-word="false"/>
      <style:text-properties style:font-name="Liberation Serif" fo:font-size="14pt" officeooo:rsid="001331aa" officeooo:paragraph-rsid="0009cf30" style:font-size-asian="14pt" style:font-size-complex="14pt"/>
    </style:style>
    <style:style style:name="P16" style:family="paragraph" style:parent-style-name="Text_20_body">
      <style:paragraph-properties fo:margin-left="0in" fo:margin-right="0in" fo:orphans="2" fo:widows="2" fo:text-indent="0in" style:auto-text-indent="false"/>
    </style:style>
    <style:style style:name="T1" style:family="text">
      <style:text-properties officeooo:rsid="0012c12a"/>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2c12a"/>
    </style:style>
    <style:style style:name="T4" style:family="text">
      <style:text-properties fo:font-variant="normal" fo:text-transform="none" fo:letter-spacing="normal" fo:font-style="normal" fo:font-weight="normal" officeooo:rsid="0012c12a" style:font-name-asian="DejaVu Sans" style:font-name-complex="DejaVu Sans"/>
    </style:style>
    <style:style style:name="T5" style:family="text">
      <style:text-properties fo:font-variant="normal" fo:text-transform="none" fo:color="#202122" loext:opacity="100%" style:font-name="sans-serif" fo:font-size="10.5pt" fo:letter-spacing="normal" fo:font-style="normal" fo:font-weight="normal"/>
    </style:style>
    <style:style style:name="T6" style:family="text">
      <style:text-properties fo:font-variant="normal" fo:text-transform="none" fo:color="#202122" loext:opacity="100%" style:font-name="sans-serif" fo:font-size="10.5pt" fo:letter-spacing="normal" fo:font-style="normal" fo:font-weight="normal" officeooo:rsid="000b6a9d"/>
    </style:style>
    <style:style style:name="T7" style:family="text">
      <style:text-properties fo:font-variant="normal" fo:text-transform="none" fo:color="#202122" loext:opacity="100%" style:font-name="sans-serif" fo:font-size="10.5pt" fo:letter-spacing="normal" fo:language="en" fo:country="US" fo:font-style="normal" fo:font-weight="normal"/>
    </style:style>
    <style:style style:name="T8"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9"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officeooo:rsid="000b6a9d" style:text-blinking="false" fo:background-color="#ffffff" loext:char-shading-value="0"/>
    </style:style>
    <style:style style:name="T10" style:family="text">
      <style:text-properties fo:font-variant="normal" fo:text-transform="none" fo:color="#000000" loext:opacity="1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1" style:family="text">
      <style:text-properties fo:font-variant="normal" fo:text-transform="none" fo:color="#000000" loext:opacity="100%" style:text-line-through-style="none" style:text-line-through-type="none" style:font-name="sans-serif" fo:font-size="10.5pt" fo:letter-spacing="normal" fo:font-style="normal" style:text-underline-style="none" fo:font-weight="normal" officeooo:rsid="000b6a9d" style:text-blinking="false" fo:background-color="#ffffff" loext:char-shading-value="0"/>
    </style:style>
    <style:style style:name="T12" style:family="text">
      <style:text-properties fo:font-variant="normal" fo:text-transform="none" fo:color="#000000" loext:opacity="100%" style:font-name="sans-serif" fo:font-size="10.5pt" fo:letter-spacing="normal" fo:font-style="normal" fo:font-weight="normal"/>
    </style:style>
    <style:style style:name="T13" style:family="text">
      <style:text-properties officeooo:rsid="001331aa"/>
    </style:style>
    <style:style style:name="T14" style:family="text">
      <style:text-properties officeooo:rsid="0038ba52"/>
    </style:style>
    <style:style style:name="T15" style:family="text">
      <style:text-properties fo:language="en" fo:country="US"/>
    </style:style>
    <style:style style:name="T16" style:family="text">
      <style:text-properties officeooo:rsid="0009cf30"/>
    </style:style>
    <style:style style:name="T17" style:family="text">
      <style:text-properties officeooo:rsid="000cab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Министерство образования Республики Беларусь</text:p>
      <text:p text:style-name="P9"/>
      <text:p text:style-name="P9">Учреждение образования «Белорусскай государственный университет информатики и радиоэлектроники»</text:p>
      <text:p text:style-name="P5"/>
      <text:p text:style-name="P6">Факультет компьютерных систем и сетей</text:p>
      <text:p text:style-name="P6"/>
      <text:p text:style-name="P6">Кафедра программнного обеспечения информационных технологий</text:p>
      <text:p text:style-name="P6"/>
      <text:p text:style-name="P6">Дисциплина: Операционные системы и системное программирование</text:p>
      <text:p text:style-name="P6"/>
      <text:p text:style-name="P6"/>
      <text:p text:style-name="P6"/>
      <text:p text:style-name="P5">ПОЯСНИТЕЛЬНАЯ ЗАПИСКА</text:p>
      <text:p text:style-name="P5">к курсовой работе</text:p>
      <text:p text:style-name="P5">на тему:</text:p>
      <text:p text:style-name="P5"/>
      <text:p text:style-name="P5">«<text:span text:style-name="T16">Формирование элементов массива счётным повторением</text:span>»</text:p>
      <text:p text:style-name="P5"/>
      <text:p text:style-name="P5">БГИУР КП 1-40 01 01 <text:span text:style-name="T14">25</text:span><text:span text:style-name="T15"> </text:span>ПЗ</text:p>
      <text:p text:style-name="P5"/>
      <text:p text:style-name="P5"/>
      <text:p text:style-name="P5"/>
      <text:p text:style-name="P5"/>
      <text:p text:style-name="P5"/>
      <text:p text:style-name="P5"/>
      <text:p text:style-name="P5"/>
      <text:p text:style-name="P7">Студент гр.051004 <text:span text:style-name="T16">Сасим</text:span> <text:span text:style-name="T16">Е</text:span>.<text:span text:style-name="T16">С</text:span>.</text:p>
      <text:p text:style-name="P7"/>
      <text:p text:style-name="P7">Руководитель Деменковец Д.В.</text:p>
      <text:p text:style-name="P7"/>
      <text:p text:style-name="P7"/>
      <text:p text:style-name="P7"/>
      <text:p text:style-name="P7"/>
      <text:p text:style-name="P7"/>
      <text:p text:style-name="P7"/>
      <text:p text:style-name="P7"/>
      <text:p text:style-name="P5">Минск 2022</text:p>
      <text:h text:style-name="P1" text:outline-level="1">ВВЕДЕНИЕ</text:h>
      <text:p text:style-name="P3">Часто в технике, науке и повседневной жизни используются не отдельные числа и величины, а множества связанных однородных велич<text:span text:style-name="T1">и</text:span>н. Так, дата — это совокупность трех значений, например 19.10.88.</text:p>
      <text:p text:style-name="P4"><text:span text:style-name="T2">С листом бумаги связывается два значения — длина и ширина, например 250 х 170 мм; с чемоданом — три значения — длина, ширина, высота, например 500x300x150. Многочлен У = -7</text:span><text:span text:style-name="T3">n</text:span><text:span text:style-name="T4">⁴</text:span><text:span text:style-name="T2">+ 4</text:span><text:span text:style-name="T3">n³</text:span><text:span text:style-name="T2">+ 5</text:span><text:span text:style-name="T3">n²</text:span><text:span text:style-name="T2">+ 2</text:span><text:span text:style-name="T3">n</text:span><text:span text:style-name="T2"> + 3 однозначно определяется совокупнос- тью пяти чисел-коэффициентов: 3, 2, 5, 4, -7. Несложно представить себе и другие множества связанных однородных величии с шестью, семью и более элементами. Такие множества широко и</text:span><text:span text:style-name="T3">спо</text:span><text:span text:style-name="T2">льзуются и в информатике, где они называются массивами.</text:span></text:p>
      <text:p text:style-name="P11"><text:tab/>Массивы — последовательности однотипных элементов, число ко- торых фиксировано и которым присвоено одно имя.</text:p>
      <text:p text:style-name="P12"><text:tab/>Положение элемента в массиве однозначно определяется его индексами (одним — если массив одномерный; несколькими — если массив многомерный). Например, список студентов в группе можно рассматривать как массив (все его элементы — текстовые величины), а номер по журналу — как индекс элемента этого массива.</text:p>
      <text:p text:style-name="P14"><text:span text:style-name="T13"><text:tab/>Как видно, массивы являются неотъемлемой частью жизни любого человека. Умение работать с массивами значительно может упростить работу не только отдельного индивидуума, но и целлых групп людей.</text:span></text:p>
      <text:p text:style-name="P15"><text:tab/>Основными задачами при работе с массивами являются их заполнение и сортировка. Остановимся подробнее на первом пункте.</text:p>
      <text:p text:style-name="P10"/>
      <text:h text:style-name="P2" text:outline-level="1">1. АНАЛИТИЧЕСКИЙ ОБЗОР ЛИТЕРАТУРЫ И СУЩЕСТВУЮЩИХ АНАЛОГОВ</text:h>
      <text:p text:style-name="Text_20_body"/>
      <text:h text:style-name="Heading_20_2" text:outline-level="2"><text:tab/>1.1 Область применения</text:h>
      <text:p text:style-name="Text_20_body"/>
      <text:p text:style-name="Text_20_body"><text:tab/><text:span text:style-name="T5">Массив — упорядоченный набор элементов, каждый из которых хранит одно значение, идентифицируемое с помощью одного или нескольких индексов. В простейшем случае массив имеет постоянную длину и хранит единицы данных одного и того же типа, а в качестве индексов выступают целые числа.</text:span></text:p>
      <text:p text:style-name="P16"><text:span text:style-name="T5"><text:tab/>Количество используемых индексов массива может быть различным: массивы с одним индексом называют одномерными, с двумя — двумерными, и так далее. Одномерный массив — нестрого соответствует </text:span><text:span text:style-name="T6">вектору</text:span><text:span text:style-name="T10"> </text:span><text:span text:style-name="T5">в математике; двумерный («строка», «столбец») —</text:span><text:span text:style-name="T8"> </text:span><text:span text:style-name="T11">матрице</text:span><text:span text:style-name="T5">. Чаще всего применяются массивы с одним или двумя индексами; реже — с тремя; ещё большее количество индексов — встречается крайне редко.</text:span></text:p>
      <text:p text:style-name="P16"><text:span text:style-name="T5"><text:tab/>Первый элемент массива, в зависимости от </text:span><text:a xlink:type="simple" xlink:href="https://ru.wikipedia.org/wiki/Язык_программирования" text:style-name="Internet_20_link" text:visited-style-name="Visited_20_Internet_20_Link"><text:span text:style-name="T10">языка программирования</text:span></text:a><text:span text:style-name="T5">, может иметь различный индекс. Различают три основных разновидности массивов: с отсчётом от нуля (</text:span><text:span text:style-name="T7">zero-based</text:span><text:span text:style-name="T5">), с отсчётом от единицы (</text:span><text:span text:style-name="T7">one-based</text:span><text:span text:style-name="T5">) и с отсчётом от специфического значения заданного программистом (</text:span><text:span text:style-name="T7">n-based</text:span><text:span text:style-name="T5">). Отсчёт от нуля более характерен для </text:span><text:a xlink:type="simple" xlink:href="https://ru.wikipedia.org/wiki/Низкоуровневый_язык_программирования" text:style-name="Internet_20_link" text:visited-style-name="Visited_20_Internet_20_Link"><text:span text:style-name="T10">низкоуровневых языков программирования</text:span></text:a><text:span text:style-name="T5">, хотя встречается и в языках высокого уровня, например, используется почти во всех языках семейства Си. В ряде языков (</text:span><text:a xlink:type="simple" xlink:href="https://ru.wikipedia.org/wiki/Паскаль_(язык_программирования)" text:style-name="Internet_20_link" text:visited-style-name="Visited_20_Internet_20_Link"><text:span text:style-name="T10">Паскаль</text:span></text:a><text:span text:style-name="T12">, </text:span><text:a xlink:type="simple" xlink:href="https://ru.wikipedia.org/wiki/Ада_(язык_программирования)" text:style-name="Internet_20_link" text:visited-style-name="Visited_20_Internet_20_Link"><text:span text:style-name="T10">Ада</text:span></text:a><text:span text:style-name="T12">, </text:span><text:a xlink:type="simple" xlink:href="https://ru.wikipedia.org/wiki/Модула-2" text:style-name="Internet_20_link" text:visited-style-name="Visited_20_Internet_20_Link"><text:span text:style-name="T10">Модула-2</text:span></text:a><text:span text:style-name="T5">) диапазон индексов может определяться как произвольный диапазон значений любого типа данных, приводимого к целому, то есть целых чисел, символов, перечислений, даже логического типа (в последнем случае массив имеет два элемента, индексируемых значениями «Истина» и «Ложь»).</text:span></text:p>
      <text:p text:style-name="P13"><text:tab/>Основные достоинства использования массивов — лёгкость вычисления адреса элемента по его индексу (поскольку элементы массива располагаются один за другим), одинаковое время доступа ко всем элементам, малый размер элементов (они состоят только из информационного поля). Среди недостатков — невозможность удаления или добавления элемента без сдвига других при использовании статических массивов, а при использовании динамических и гетерогенных массивов — более низкое быстродействие из-за накладных расходов на поддержку динамики и разнородности. При работе с массивами с реализацией по типу языка Си (с указателями) и отсутствии дополнительных средств контроля типичной ошибкой времени выполнения является угроза выхода за границы массива и повреждения данных.</text:p>
      <text:p text:style-name="P13"><text:tab/><text:span text:style-name="T17">Для генерации массива с повторением элементов не превышающих n раз используется алгоритм, называмый генерацией элементов массива счётным повторением.</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DejaVu Sans" svg:font-family="'DejaVu 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1.063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2T23:27:03.693742423</meta:creation-date>
    <dc:date>2022-12-13T00:01:37.795811283</dc:date>
    <meta:editing-duration>PT34M32S</meta:editing-duration>
    <meta:editing-cycles>4</meta:editing-cycles>
    <meta:generator>LibreOffice/7.4.0.3$Linux_X86_64 LibreOffice_project/f85e47c08ddd19c015c0114a68350214f7066f5a</meta:generator>
    <meta:document-statistic meta:table-count="0" meta:image-count="0" meta:object-count="0" meta:page-count="3" meta:paragraph-count="27" meta:word-count="565" meta:character-count="4312" meta:non-whitespace-character-count="3752"/>
  </office:meta>
</office:document-meta>
</file>